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4cm" table:align="left"/>
    </style:style>
    <style:style style:name="Tableau1.A" style:family="table-column">
      <style:table-column-properties style:column-width="6.694cm"/>
    </style:style>
    <style:style style:name="Tableau1.A1" style:family="table-cell">
      <style:table-cell-properties fo:padding="0.097cm" fo:border="0.05pt solid #000000"/>
    </style:style>
    <style:style style:name="Tableau1.2" style:family="table-row">
      <style:table-row-properties style:min-row-height="2.369cm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186cm" fo:margin-left="11.837cm" fo:margin-right="-0.023cm" table:align="margins" style:shadow="none" style:may-break-between-rows="false"/>
    </style:style>
    <style:style style:name="Tableau2.A" style:family="table-column">
      <style:table-column-properties style:column-width="5.186cm" style:rel-column-width="2937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186cm" fo:margin-left="11.837cm" table:align="left"/>
    </style:style>
    <style:style style:name="Tableau3.A" style:family="table-column">
      <style:table-column-properties style:column-width="5.18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186cm" fo:margin-left="11.837cm" table:align="left"/>
    </style:style>
    <style:style style:name="Tableau4.A" style:family="table-column">
      <style:table-column-properties style:column-width="5.186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186cm" fo:margin-left="11.837cm" table:align="left"/>
    </style:style>
    <style:style style:name="Tableau5.A" style:family="table-column">
      <style:table-column-properties style:column-width="5.18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186cm" fo:margin-left="11.837cm" table:align="left"/>
    </style:style>
    <style:style style:name="Tableau6.A" style:family="table-column">
      <style:table-column-properties style:column-width="5.18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186cm" fo:margin-left="11.837cm" table:align="left"/>
    </style:style>
    <style:style style:name="Tableau7.A" style:family="table-column">
      <style:table-column-properties style:column-width="5.18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5.186cm" fo:margin-left="11.837cm" table:align="left"/>
    </style:style>
    <style:style style:name="Tableau8.A" style:family="table-column">
      <style:table-column-properties style:column-width="5.186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186cm" fo:margin-left="11.837cm" table:align="left"/>
    </style:style>
    <style:style style:name="Tableau9.A" style:family="table-column">
      <style:table-column-properties style:column-width="5.186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911cm" table:align="left"/>
    </style:style>
    <style:style style:name="Tableau10.A" style:family="table-column">
      <style:table-column-properties style:column-width="7.911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0.292cm" table:align="left"/>
    </style:style>
    <style:style style:name="Tableau11.A" style:family="table-column">
      <style:table-column-properties style:column-width="10.292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7.303cm" fo:margin-left="6.625cm" table:align="left"/>
    </style:style>
    <style:style style:name="Tableau12.A" style:family="table-column">
      <style:table-column-properties style:column-width="7.303cm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paragraph-rsid="00028a07" style:font-size-asian="10pt" style:font-size-complex="10pt"/>
    </style:style>
    <style:style style:name="P2" style:family="paragraph" style:parent-style-name="Standard">
      <style:text-properties fo:font-size="10pt" officeooo:rsid="000740ed" officeooo:paragraph-rsid="000740ed" style:font-size-asian="10pt" style:font-size-complex="10pt"/>
    </style:style>
    <style:style style:name="P3" style:family="paragraph" style:parent-style-name="Table_20_Contents">
      <style:text-properties fo:font-size="10pt" fo:font-weight="bold" officeooo:rsid="00028a07" officeooo:paragraph-rsid="00028a07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042223" officeooo:paragraph-rsid="00042223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059dcf" officeooo:paragraph-rsid="00059dcf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043713" officeooo:paragraph-rsid="00043713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style="italic" fo:font-weight="bold" officeooo:rsid="0000ef01" officeooo:paragraph-rsid="0000ef01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00ef01" officeooo:paragraph-rsid="0000ef01" style:font-size-asian="10pt" style:font-size-complex="10pt"/>
    </style:style>
    <style:style style:name="P10" style:family="paragraph" style:parent-style-name="Table_20_Contents">
      <style:text-properties fo:font-size="10pt" officeooo:rsid="00042223" officeooo:paragraph-rsid="00042223" style:font-size-asian="10pt" style:font-size-complex="10pt"/>
    </style:style>
    <style:style style:name="P11" style:family="paragraph" style:parent-style-name="Table_20_Contents">
      <style:text-properties fo:font-size="10pt" officeooo:rsid="00059dcf" officeooo:paragraph-rsid="00059dcf" style:font-size-asian="10pt" style:font-size-complex="10pt"/>
    </style:style>
    <style:style style:name="P12" style:family="paragraph" style:parent-style-name="Table_20_Contents">
      <style:text-properties fo:font-size="10pt" officeooo:rsid="00043713" officeooo:paragraph-rsid="00043713" style:font-size-asian="10pt" style:font-size-complex="10pt"/>
    </style:style>
    <style:style style:name="P13" style:family="paragraph" style:parent-style-name="Table_20_Contents">
      <style:text-properties fo:font-size="10pt" officeooo:paragraph-rsid="00043713" style:font-size-asian="10pt" style:font-size-complex="10pt"/>
    </style:style>
    <style:style style:name="P14" style:family="paragraph" style:parent-style-name="Table_20_Contents">
      <style:text-properties fo:font-size="10pt" officeooo:rsid="0004aadd" officeooo:paragraph-rsid="0004aadd" style:font-size-asian="10pt" style:font-size-complex="10pt"/>
    </style:style>
    <style:style style:name="P15" style:family="paragraph" style:parent-style-name="Table_20_Contents">
      <style:text-properties fo:font-size="10pt" officeooo:paragraph-rsid="00028a07" style:font-size-asian="10pt" style:font-size-complex="10pt"/>
    </style:style>
    <style:style style:name="P16" style:family="paragraph" style:parent-style-name="Table_20_Contents">
      <style:text-properties fo:font-size="10pt" fo:font-style="normal" officeooo:rsid="0000ef01" officeooo:paragraph-rsid="0000ef01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fo:font-size="10pt" fo:font-style="normal" officeooo:rsid="0000ef01" officeooo:paragraph-rsid="00028a07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fo:font-size="10pt" fo:font-style="normal" officeooo:rsid="0002559c" officeooo:paragraph-rsid="0002559c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fo:font-size="10pt" fo:font-style="normal" officeooo:rsid="0002559c" officeooo:paragraph-rsid="00028a07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37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Batiment</text:p>
          </table:table-cell>
        </table:table-row>
        <table:table-row table:style-name="Tableau1.2">
          <table:table-cell table:style-name="Tableau1.A2" office:value-type="string">
            <text:p text:style-name="P9">liste : ArrayList &lt;Depenses&gt;</text:p>
            <text:p text:style-name="P9">niveau : int</text:p>
            <text:p text:style-name="P9">x:int[]</text:p>
            <text:p text:style-name="P9">y:int[]</text:p>
            <text:p text:style-name="P9">image:String</text:p>
          </table:table-cell>
        </table:table-row>
        <table:table-row>
          <table:table-cell table:style-name="Tableau1.A2" office:value-type="string">
            <text:p text:style-name="P9">+ fusion(b : Batiment, m : Map): void</text:p>
            <text:p text:style-name="P9">+ <text:span text:style-name="T1">attribuerIm() : void</text:span></text:p>
            <text:p text:style-name="P16">+trouverPosition( m : Map) : void</text:p>
            <text:p text:style-name="P16">+ deplacer (newx : int, newy : int) : void</text:p>
            <text:p text:style-name="P18">+ toString() : String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Banque</text:p>
          </table:table-cell>
        </table:table-row>
        <table:table-row>
          <table:table-cell table:style-name="Tableau2.A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17">+ attribuerIm() : void</text:p>
            <text:p text:style-name="P19">+ toString() : String</text:p>
          </table:table-cell>
        </table:table-row>
      </table:table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">PCity</text:p>
          </table:table-cell>
        </table:table-row>
        <table:table-row>
          <table:table-cell table:style-name="Tableau10.A2" office:value-type="string">
            <text:p text:style-name="P10">- g1 : BorderLayout</text:p>
            <text:p text:style-name="P10">+ bNouvelleEntree : Bouton</text:p>
            <text:p text:style-name="P10">+ bStats : Bouton</text:p>
            <text:p text:style-name="P10">+ close : Jbutton</text:p>
            <text:p text:style-name="P10">+ myMap : Map</text:p>
            <text:p text:style-name="P10"><text:s/>commande : JPanel</text:p>
          </table:table-cell>
        </table:table-row>
        <table:table-row>
          <table:table-cell table:style-name="Tableau10.A2" office:value-type="string">
            <text:p text:style-name="P10">+ actionPerformed (e : ActionEvent) : void</text:p>
          </table:table-cell>
        </table:table-row>
      </table:table>
      <text:p text:style-name="P1"><text:s text:c="69"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">Depenses </text:p>
          </table:table-cell>
        </table:table-row>
        <table:table-row>
          <table:table-cell table:style-name="Tableau12.A2" office:value-type="string">
            <text:p text:style-name="P11"><text:s/>Montant :double</text:p>
            <text:p text:style-name="P11"><text:s/>type : String</text:p>
            <text:p text:style-name="P11"><text:s/>description : String</text:p>
            <text:p text:style-name="P11"><text:s/>date : double</text:p>
          </table:table-cell>
        </table:table-row>
        <table:table-row>
          <table:table-cell table:style-name="Tableau12.A2" office:value-type="string">
            <text:p text:style-name="P11">+ convertDate(j : int, m :int, a : int) :double</text:p>
            <text:p text:style-name="P11">+ getAmount() :double</text:p>
            <text:p text:style-name="P11">+ getDate() : double</text:p>
            <text:p text:style-name="P11">+ compareTo :( autreDepense : Depenses) : int</text:p>
            <text:p text:style-name="P11">+ toString() : String</text:p>
          </table:table-cell>
        </table:table-row>
      </table:table>
      <text:p text:style-name="P1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6">Map</text:p>
          </table:table-cell>
        </table:table-row>
        <table:table-row>
          <table:table-cell table:style-name="Tableau11.A2" office:value-type="string">
            <text:p text:style-name="P12">+ListBat : ArrayList&lt;Batiment&gt;</text:p>
            <text:p text:style-name="P12">+ time : Timer</text:p>
            <text:p text:style-name="P12">+ argent l :ong</text:p>
            <text:p text:style-name="P12">+ positions :boolean[][] </text:p>
          </table:table-cell>
        </table:table-row>
        <table:table-row>
          <table:table-cell table:style-name="Tableau11.A2" office:value-type="string">
            <text:p text:style-name="P13">+ <text:span text:style-name="T2">sommer () :LinkedList&lt;Depenses&gt;</text:span></text:p>
            <text:p text:style-name="P12">+ save () :void</text:p>
            <text:p text:style-name="P12">+usingBufferedWritter( fileContent :String, pathname : String) : void</text:p>
            <text:p text:style-name="P12">+modifierPresence (valeur : boolean, bat : Batiment) : void</text:p>
            <text:p text:style-name="P12">+ testPresence(bat :Batiment) :boolean</text:p>
            <text:p text:style-name="P12">+ ajoutBat( ajout :Batiment) :boolean</text:p>
            <text:p text:style-name="P12">+ deplacementBat(bat : Batiment , newX : int, newY : int):boolean</text:p>
            <text:p text:style-name="P14">- gagneArgent() :void</text:p>
            <text:p text:style-name="P14">+ gagneArgentLaunch( tempsEcouleMilli : long) : void</text:p>
            <text:p text:style-name="P14">+ quelTypeBatiment( batimentCode :String[]) : Batiment</text:p>
            <text:p text:style-name="P14">+ <text:s/>creerBat ( infoBat : String [][]) : ArrayList&lt;Batiment&gt;</text:p>
          </table:table-cell>
        </table:table-row>
      </table:table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Cinema</text:p>
          </table:table-cell>
        </table:table-row>
        <table:table-row>
          <table:table-cell table:style-name="Tableau3.A2" office:value-type="string">
            <text:p text:style-name="P15"/>
          </table:table-cell>
        </table:table-row>
        <text:soft-page-break/>
        <table:table-row>
          <table:table-cell table:style-name="Tableau3.A2" office:value-type="string">
            <text:p text:style-name="P17">+ attribuerIm() : void</text:p>
            <text:p text:style-name="P19">+ toString() : String</text:p>
          </table:table-cell>
        </table:table-row>
      </table:table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Gare</text:p>
          </table:table-cell>
        </table:table-row>
        <table:table-row>
          <table:table-cell table:style-name="Tableau4.A2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17">+ attribuerIm() : void</text:p>
            <text:p text:style-name="P19">+ toString() : String</text:p>
          </table:table-cell>
        </table:table-row>
      </table:table>
      <text:p text:style-name="P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Parc</text:p>
          </table:table-cell>
        </table:table-row>
        <table:table-row>
          <table:table-cell table:style-name="Tableau5.A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17">+ attribuerIm() : void</text:p>
            <text:p text:style-name="P19">+ toString() : String</text:p>
          </table:table-cell>
        </table:table-row>
      </table:table>
      <text:p text:style-name="P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">Maison</text:p>
          </table:table-cell>
        </table:table-row>
        <table:table-row>
          <table:table-cell table:style-name="Tableau6.A2" office:value-type="string">
            <text:p text:style-name="P15"/>
          </table:table-cell>
        </table:table-row>
        <table:table-row>
          <table:table-cell table:style-name="Tableau6.A2" office:value-type="string">
            <text:p text:style-name="P17">+ attribuerIm() : void</text:p>
            <text:p text:style-name="P19">+ toString() : String</text:p>
          </table:table-cell>
        </table:table-row>
      </table:table>
      <text:p text:style-name="P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Resto</text:p>
          </table:table-cell>
        </table:table-row>
        <table:table-row>
          <table:table-cell table:style-name="Tableau7.A2" office:value-type="string">
            <text:p text:style-name="P15"/>
          </table:table-cell>
        </table:table-row>
        <table:table-row>
          <table:table-cell table:style-name="Tableau7.A2" office:value-type="string">
            <text:p text:style-name="P17">+ attribuerIm() : void</text:p>
            <text:p text:style-name="P19">+ toString() : String</text:p>
          </table:table-cell>
        </table:table-row>
      </table:table>
      <text:p text:style-name="P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">Hopital</text:p>
          </table:table-cell>
        </table:table-row>
        <table:table-row>
          <table:table-cell table:style-name="Tableau8.A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7">+ attribuerIm() : void</text:p>
            <text:p text:style-name="P19">+ toString() : String</text:p>
          </table:table-cell>
        </table:table-row>
      </table:table>
      <text:p text:style-name="P1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">Mall</text:p>
          </table:table-cell>
        </table:table-row>
        <table:table-row>
          <table:table-cell table:style-name="Tableau9.A2" office:value-type="string">
            <text:p text:style-name="P15"/>
          </table:table-cell>
        </table:table-row>
        <table:table-row>
          <table:table-cell table:style-name="Tableau9.A2" office:value-type="string">
            <text:p text:style-name="P17">+ attribuerIm() : void</text:p>
            <text:p text:style-name="P19">+ toString() : String</text:p>
          </table:table-cell>
        </table:table-row>
      </table:table>
      <text:p text:style-name="P2">NB : Pas de flèches sur les classes filles de bâtiments à défaut de visibilité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2:59:20.495000000</meta:creation-date>
    <dc:date>2019-04-18T00:02:04.171000000</dc:date>
    <meta:editing-duration>PT30M6S</meta:editing-duration>
    <meta:editing-cycles>6</meta:editing-cycles>
    <meta:generator>LibreOffice/5.3.6.1$Windows_X86_64 LibreOffice_project/686f202eff87ef707079aeb7f485847613344eb7</meta:generator>
    <meta:document-statistic meta:table-count="12" meta:image-count="0" meta:object-count="0" meta:page-count="2" meta:paragraph-count="71" meta:word-count="288" meta:character-count="1737" meta:non-whitespace-character-count="1442"/>
  </office:meta>
</office:document-meta>
</file>